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 style:list-style-name="L1"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6" style:family="paragraph" style:parent-style-name="Standard" style:list-style-name="L1">
      <style:paragraph-properties fo:break-before="page"/>
      <style:text-properties fo:font-size="18pt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5">2 MINUTES TEST</text:p>
      <text:p text:style-name="P1"/>
      <text:p text:style-name="P1"/>
      <text:p text:style-name="P1"/>
      <text:list xml:id="list34016967" text:style-name="L1">
        <text:list-item>
          <text:p text:style-name="P3">Read carefully before you do anything.</text:p>
        </text:list-item>
        <text:list-item>
          <text:p text:style-name="P3">Write your name on the right top corner of the page.</text:p>
        </text:list-item>
        <text:list-item>
          <text:p text:style-name="P3">Draw a circle around the word “name” of the previous sentence.</text:p>
        </text:list-item>
        <text:list-item>
          <text:p text:style-name="P3">Draw 4 small squares on the left top corner of the page.</text:p>
        </text:list-item>
        <text:list-item>
          <text:p text:style-name="P3">Write an Χ to each square that you draw before.</text:p>
        </text:list-item>
        <text:list-item>
          <text:p text:style-name="P3">Draw a circle around each square.</text:p>
        </text:list-item>
        <text:list-item>
          <text:p text:style-name="P3">Sign your name right under the title of the test.</text:p>
        </text:list-item>
        <text:list-item>
          <text:p text:style-name="P3">Write YES, YES, YES at the right side of the title.</text:p>
        </text:list-item>
        <text:list-item>
          <text:p text:style-name="P3">Underline the sentence No 3.</text:p>
        </text:list-item>
        <text:list-item>
          <text:p text:style-name="P3">Write an Χ at the bottom left corner of the page.</text:p>
        </text:list-item>
        <text:list-item>
          <text:p text:style-name="P3">Draw a square around the X you wrote before.</text:p>
        </text:list-item>
        <text:list-item>
          <text:p text:style-name="P3">At the next page, multiply 30Χ70.</text:p>
        </text:list-item>
        <text:list-item>
          <text:p text:style-name="P3">Underline the result.</text:p>
        </text:list-item>
        <text:list-item>
          <text:p text:style-name="P3">Underline the word “circle” of the sentence No 6.</text:p>
        </text:list-item>
        <text:list-item>
          <text:p text:style-name="P3">Shout out loud your first name.</text:p>
        </text:list-item>
        <text:list-item>
          <text:p text:style-name="P3">If you believe that you follow the orders, shout: “I DO”.</text:p>
        </text:list-item>
        <text:list-item>
          <text:p text:style-name="P3">At the bottom of the page find the result of 278+399.</text:p>
        </text:list-item>
        <text:list-item>
          <text:p text:style-name="P3">Underline the result.</text:p>
        </text:list-item>
        <text:list-item>
          <text:p text:style-name="P3">Count from 1 to 10 backwards.</text:p>
        </text:list-item>
        <text:list-item>
          <text:p text:style-name="P6">Make 3 holes with your pen right here ...</text:p>
        </text:list-item>
        <text:list-item>
          <text:p text:style-name="P3">When you reach this question, shout “I FOLLOW THE ORDERS”.</text:p>
        </text:list-item>
        <text:list-item>
          <text:p text:style-name="P3">Underline only the odd numbers of the questions.</text:p>
        </text:list-item>
        <text:list-item>
          <text:p text:style-name="P3">Now that you've read all the orders, do only the first 2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1.1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fstathios Iosifidis</meta:initial-creator>
    <meta:creation-date>2012-07-14T09:26:47</meta:creation-date>
    <dc:date>2012-07-14T10:45:13</dc:date>
    <dc:creator>Efstathios Iosifidis</dc:creator>
    <meta:editing-duration>PT42M53S</meta:editing-duration>
    <meta:editing-cycles>6</meta:editing-cycles>
    <meta:generator>LibreOffice/3.4$Linux LibreOffice_project/340m1$Build-402</meta:generator>
    <meta:printed-by>Efstathios Iosifidis</meta:printed-by>
    <meta:print-date>2012-07-14T10:14:11</meta:print-date>
    <meta:document-statistic meta:table-count="0" meta:image-count="0" meta:object-count="0" meta:page-count="2" meta:paragraph-count="24" meta:word-count="222" meta:character-count="1081" meta:non-whitespace-character-count="906"/>
  </office:meta>
</office:document-meta>
</file>